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93cm" draw:z-index="0"><draw:image xlink:href="../../odt/images/007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инейное с насыщением и зоной нечувствительност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349cm" draw:z-index="0"><draw:image xlink:href="../../odt/images/007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реализует преобразование вектора входных сигналов посредством </text:span><text:span text:style-name="T4">единой</text:span><text:span text:style-name="T3"> нелинейной статической характеристики типа "линейная с </text:span><text:span text:style-name="T5">насыщением и </text:span><text:span text:style-name="T3">зоной нечувствительности" по следующему алгоритму: </text:span></text:p>
            <text:p text:style-name="P4"><draw:frame draw:style-name="fr2" draw:name="graphics1" text:anchor-type="as-char" svg:width="2.538cm" svg:height="2.223cm" draw:z-index="0"><draw:image xlink:href="../../odt/images/0073_static.png" xlink:type="simple" xlink:show="embed" xlink:actuate="onLoad"/></draw:frame></text:p>
            <text:p text:style-name="P4"><draw:frame draw:style-name="fr3" draw:name="Объект1" text:anchor-type="as-char" svg:width="8.461cm" svg:height="3.455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Text_20_body"><text:span text:style-name="T3">где</text:span><text:span text:style-name="T3"><draw:frame draw:style-name="fr3" draw:name="Объект2" text:anchor-type="as-char" svg:width="1.064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– вектор входных сигналов;</text:span><text:span text:style-name="T3"><draw:frame draw:style-name="fr3" draw:name="Объект3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3">– вектор </text:span><text:span text:style-name="T5">выходных</text:span><text:span text:style-name="T3"> сигналов;</text:span></text:p>
            <text:p text:style-name="Text_20_body"><draw:frame draw:style-name="fr3" draw:name="Объект4" text:anchor-type="as-char" svg:width="5.489cm" svg:height="1.312cm" draw:z-index="0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Text_20_body"><text:span text:style-name="T6">Свойства</text:span>:</text:p>
            <text:list xml:id="list1253077863383368936" text:style-name="L1">
              <text:list-item>
                <text:p text:style-name="P5"><text:span text:style-name="T3">Нижняя граница ограничения –</text:span><text:span text:style-name="T3"><draw:frame draw:style-name="fr3" draw:name="Объект8" text:anchor-type="as-char" svg:width="0.63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5"><text:span text:style-name="T3">Нижняя граница зоны нечувствительности –</text:span><text:span text:style-name="T3"><draw:frame draw:style-name="fr3" draw:name="Объект5" text:anchor-type="as-char" svg:width="0.482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5"><text:span text:style-name="T3">Верхняя граница зоны нечувствительности –</text:span><text:span text:style-name="T3"><draw:frame draw:style-name="fr3" draw:name="Объект6" text:anchor-type="as-char" svg:width="0.46cm" svg:height="0.549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5"><text:span text:style-name="T3">Верхняя граница ограничения –</text:span><text:span text:style-name="T3"><draw:frame draw:style-name="fr3" draw:name="Объект9" text:anchor-type="as-char" svg:width="0.609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5"><text:span text:style-name="T3">Нижнее значение функции –</text:span><text:span text:style-name="T3"><draw:frame draw:style-name="fr3" draw:name="Объект10" text:anchor-type="as-char" svg:width="0.653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5"><text:span text:style-name="T5">Верхнее значение функции –</text:span><text:span text:style-name="T5"><draw:frame draw:style-name="fr3" draw:name="Объект11" text:anchor-type="as-char" svg:width="0.663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5">.</text:span></text:p>
              </text:list-item>
            </text:list>
            <text:p text:style-name="Text_20_body"><text:span text:style-name="T2">Примечание:</text:span><text:span text:style-name="T3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4">Мультиплексор</text:span><text:span text:style-name="T3">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насыщением и зоной нечувствительности</dc:title>
    <dc:date>2012-03-30T15:51:51.81</dc:date>
    <meta:generator>OpenOffice_Beta/4.1.0$Win32 OpenOffice.org_project/410m14$Build-9760</meta:generator>
    <meta:editing-duration>PT2H9M14S</meta:editing-duration>
    <meta:editing-cycles>62</meta:editing-cycles>
    <meta:document-statistic meta:table-count="1" meta:image-count="3" meta:object-count="10" meta:page-count="1" meta:paragraph-count="19" meta:word-count="103" meta:character-count="719"/>
  </office:meta>
</office:document-meta>
</file>

<file path=Object 10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1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1</mn>
                      </msub>
                    </mrow>
                    <mi>;</mi>
                  </mrow>
                </mtd>
              </mtr>
              <mtr>
                <mtd>
                  <mrow>
                    <mrow>
                      <msub>
                        <mi>k</mi>
                        <mn>1</mn>
                      </msub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row>
                      <msub>
                        <mi>a</mi>
                        <mn>1</mn>
                      </msub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n>2</mn>
                      </msub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row>
                      <mi>b</mi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b</mi>
                        <mn>1</mn>
                      </msub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b</mi>
                        <mn>1</mn>
                      </msub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_1, ~ если ~ x(t) &lt;= a_1 ; #
alignl k_1 cdot (x(t)-a), ~ если a_1 &lt; x(t) &lt; a ; #
alignl 0, ~ если ~ a &lt;= x(t) &lt;= b #
alignl k_2 cdot (x(t)-b), ~ если ~ b &lt; x(t) &lt; b_1 ; #
alignl y_2, ~ если ~ x(t) &gt;= b_1 ;  }
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row>
        <msub>
          <mi>k</mi>
          <mn>1</mn>
        </msub>
        <mo stretchy="false">=</mo>
        <mfrac>
          <mrow>
            <msub>
              <mi>y</mi>
              <mn>1</mn>
            </msub>
          </mrow>
          <mrow>
            <mrow>
              <msub>
                <mi>a</mi>
                <mn>1</mn>
              </msub>
              <mo stretchy="false">−</mo>
              <mi>a</mi>
            </mrow>
          </mrow>
        </mfrac>
      </mrow>
      <mi/>
      <mi>;</mi>
      <mi/>
      <mrow>
        <msub>
          <mi>k</mi>
          <mn>2</mn>
        </msub>
        <mo stretchy="false">=</mo>
        <mfrac>
          <mrow>
            <msub>
              <mi>y</mi>
              <mn>2</mn>
            </msub>
          </mrow>
          <mrow>
            <mrow>
              <msub>
                <mi>b</mi>
                <mn>1</mn>
              </msub>
              <mo stretchy="false">−</mo>
              <mi>b</mi>
            </mrow>
          </mrow>
        </mfrac>
      </mrow>
      <mi/>
      <mn>.</mn>
    </mrow>
    <annotation encoding="StarMath 5.0">k_1 = {y_1} over {a_1-a} ~ ; ~
k_2 = {y_2} over {b_1-b} ~ .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b</mi>
    </mrow>
    <annotation encoding="StarMath 5.0">b</annotation>
  </semantics>
</math>
</file>

<file path=Object 8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9/content.xml><?xml version="1.0" encoding="utf-8"?>
<math xmlns="http://www.w3.org/1998/Math/MathML">
  <semantics>
    <mrow>
      <msub>
        <mi>b</mi>
        <mn>1</mn>
      </msub>
    </mrow>
    <annotation encoding="StarMath 5.0">b_1</annotation>
  </semantics>
</math>
</file>